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2" style:family="paragraph" style:parent-style-name="Standard">
      <style:paragraph-properties fo:margin-left="1.249cm" fo:margin-right="0cm" fo:margin-top="0.049cm" fo:margin-bottom="0.176cm" fo:line-height="100%" fo:text-indent="0cm" style:auto-text-indent="false"/>
    </style:style>
    <style:style style:name="P3" style:family="paragraph" style:parent-style-name="Standard">
      <style:paragraph-properties fo:text-align="justify" style:justify-single-word="false"/>
      <style:text-properties style:font-name-complex="Calibri1"/>
    </style:style>
    <style:style style:name="P4" style:family="paragraph" style:parent-style-name="Standard">
      <style:paragraph-properties fo:text-align="justify" style:justify-single-word="false"/>
      <style:text-properties style:font-name-asian="Times New Roman1" style:language-asian="es" style:country-asian="ES" style:font-name-complex="Calibri1"/>
    </style:style>
    <style:style style:name="P5" style:family="paragraph" style:parent-style-name="Standard">
      <style:paragraph-properties fo:text-align="justify" style:justify-single-word="false"/>
      <style:text-properties fo:color="#000000" style:font-name="Calibri" fo:font-weight="normal" style:font-name-asian="Times New Roman1" style:language-asian="es" style:country-asian="ES" style:font-weight-asian="normal" style:font-name-complex="Calibri1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7" style:family="paragraph" style:parent-style-name="Standard" style:list-style-name="WWNum1">
      <style:paragraph-properties fo:margin-top="0.049cm" fo:margin-bottom="0.176cm" fo:line-height="100%" fo:text-align="justify" style:justify-single-word="false"/>
    </style:style>
    <style:style style:name="P8" style:family="paragraph" style:parent-style-name="Standard" style:list-style-name="WWNum2">
      <style:paragraph-properties fo:margin-top="0.049cm" fo:margin-bottom="0.176cm" fo:line-height="100%" fo:text-align="justify" style:justify-single-word="false"/>
    </style:style>
    <style:style style:name="P9" style:family="paragraph" style:parent-style-name="Standard" style:list-style-name="WWNum3">
      <style:paragraph-properties fo:margin-top="0.049cm" fo:margin-bottom="0.176cm" fo:line-height="100%" fo:text-align="justify" style:justify-single-word="false"/>
    </style:style>
    <style:style style:name="P10" style:family="paragraph" style:parent-style-name="Standard" style:list-style-name="WWNum4">
      <style:paragraph-properties fo:margin-top="0.049cm" fo:margin-bottom="0.176cm" fo:line-height="100%" fo:text-align="justify" style:justify-single-word="false"/>
    </style:style>
    <style:style style:name="P11" style:family="paragraph" style:parent-style-name="Standard">
      <style:paragraph-properties fo:margin-left="1.27cm" fo:margin-right="0cm" fo:margin-top="0.049cm" fo:margin-bottom="0.176cm" fo:line-height="100%" fo:text-align="justify" style:justify-single-word="false" fo:text-indent="0cm" style:auto-text-indent="false"/>
      <style:text-properties style:font-name="Calibri" style:font-name-asian="Times New Roman1" style:language-asian="es" style:country-asian="ES" style:font-name-complex="Calibri1"/>
    </style:style>
    <style:style style:name="P12" style:family="paragraph" style:parent-style-name="Standard" style:list-style-name="WWNum4">
      <style:paragraph-properties fo:margin-left="0cm" fo:margin-right="0cm" fo:margin-top="0.049cm" fo:margin-bottom="0.176cm" fo:line-height="100%" fo:text-align="justify" style:justify-single-word="false" fo:text-indent="-0.635cm" style:auto-text-indent="false"/>
    </style:style>
    <style:style style:name="P13" style:family="paragraph" style:parent-style-name="Heading_20_3">
      <style:text-properties fo:color="#000000" style:font-name="Calibri" fo:font-weight="normal" style:font-weight-asian="normal" style:font-name-complex="Calibri1"/>
    </style:style>
    <style:style style:name="P14" style:family="paragraph" style:parent-style-name="Heading_20_3" style:master-page-name="Standard">
      <style:paragraph-properties style:page-number="auto"/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Heading_20_3">
      <style:paragraph-properties fo:margin-left="1.27cm" fo:margin-right="0cm" fo:margin-top="0.049cm" fo:margin-bottom="0.176cm" fo:line-height="100%" fo:text-align="justify" style:justify-single-word="false" fo:text-indent="0cm" style:auto-text-indent="false"/>
    </style:style>
    <style:style style:name="P16" style:family="paragraph" style:parent-style-name="Heading_20_3">
      <style:paragraph-properties fo:margin-left="0cm" fo:margin-right="0cm" fo:margin-top="0.049cm" fo:margin-bottom="0.176cm" fo:line-height="100%" fo:text-align="justify" style:justify-single-word="false" fo:text-indent="0cm" style:auto-text-indent="false"/>
    </style:style>
    <style:style style:name="P17" style:family="paragraph" style:parent-style-name="Normal_20__28_Web_29_" style:list-style-name="WWNum1">
      <style:text-properties style:font-name="Calibri" fo:font-size="11pt" style:font-size-asian="11pt" style:font-name-complex="Calibri1" style:font-size-complex="11pt"/>
    </style:style>
    <style:style style:name="P18" style:family="paragraph" style:parent-style-name="Text_20_body">
      <style:paragraph-properties fo:margin-left="1.27cm" fo:margin-right="0cm" fo:margin-top="0.049cm" fo:margin-bottom="0.176cm" fo:line-height="100%" fo:text-align="justify" style:justify-single-word="false" fo:text-indent="0cm" style:auto-text-indent="false"/>
    </style:style>
    <style:style style:name="T1" style:family="text">
      <style:text-properties fo:color="#000000" style:font-name="Calibri" fo:font-weight="normal" style:font-name-asian="Times New Roman1" style:language-asian="es" style:country-asian="ES" style:font-weight-asian="normal" style:font-name-complex="Calibri1"/>
    </style:style>
    <style:style style:name="T2" style:family="text">
      <style:text-properties fo:color="#000000" style:font-name="Calibri" fo:font-size="11pt" style:text-underline-style="solid" style:text-underline-width="auto" style:text-underline-color="font-color" style:font-name-asian="Times New Roman1" style:font-size-asian="11pt" style:language-asian="es" style:country-asian="ES" style:font-name-complex="Calibri1" style:font-size-complex="11pt"/>
    </style:style>
    <style:style style:name="T3" style:family="text">
      <style:text-properties style:font-name-complex="Calibri1"/>
    </style:style>
    <style:style style:name="T4" style:family="text">
      <style:text-properties style:font-name="Calibri" style:font-name-asian="Times New Roman1" style:language-asian="es" style:country-asian="ES" style:font-name-complex="Calibri1"/>
    </style:style>
    <style:style style:name="T5" style:family="text">
      <style:text-properties style:font-name="Calibri" fo:font-weight="bold" style:font-name-asian="Times New Roman1" style:language-asian="es" style:country-asian="ES" style:font-weight-asian="bold" style:font-name-complex="Calibri1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style:font-name-complex="Calibri1" style:font-weight-complex="bold"/>
    </style:style>
    <style:style style:name="T8" style:family="text">
      <style:text-properties style:font-name="Calibri" fo:font-size="11pt" style:font-size-asian="11pt" style:font-name-complex="Calibri1" style:font-size-complex="11pt"/>
    </style:style>
    <style:style style:name="T9" style:family="text">
      <style:text-properties fo:font-size="10pt" style:font-name-asian="Times New Roman1" style:font-size-asian="10pt" style:language-asian="es" style:country-asian="ES" style:font-name-complex="Calibri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Facilidades de PLATINA para securizar servicios y sistemas </text:h>
      <text:p text:style-name="Standard"/>
      <text:p text:style-name="P3">El <text:s/>CCN-CERT <text:s/>ha publicado el Informe de Amenazas CCN-CERT <text:s/>IA-06/14 que incluye recomendaciones generales ante ataques a servicios web.</text:p>
      <text:p text:style-name="P1">La misión del CCN-CERT es contribuir a la mejora de la ciberseguridad española, siendo el centro de alerta y respuesta nacional que coopere y ayude a responder de forma rápida y eficiente a las Administraciones Públicas y a organizaciones consideradas de interés estratégico nacional y afrontar de forma activa las nuevas ciberamenazas.</text:p>
      <text:p text:style-name="P1"/>
      <text:p text:style-name="P4">Según el informe, se ha observado que los fallos de seguridad relacionados con la incorrecta validación de datos de entrada son los principales responsables de las intrusiones a plataformas Web.</text:p>
      <text:p text:style-name="P4">Este informe tiene como objetivo principal recoger ciertas recomendaciones de carácter general para hacer frente a los ataques actualmente más utilizados contra infraestructuras web. <text:s/></text:p>
      <text:p text:style-name="P5">La Plataforma de Interoperabilidad permite abordar algunas de las cuestiones recogidas en dicho documento, <text:s/>de tal forma que aporta una serie de facilidades <text:s/>para añadir seguridad a los servicios y sistemas que no incorporen ninguna medida de seguridad. </text:p>
      <text:p text:style-name="P5">Estas aportaciones, por parte de la Plataforma de Interoperabilidad, las realiza con un coste bajo, ya que se usan para ello estándares y es reutilizable para el resto de sistemas que tengan las mismas necesidades. En la mayoría de los casos, no es necesario realizar grandes implementaciones, sino que es <text:s/>sólo cuestión de configuraciones. </text:p>
      <text:h text:style-name="P13" text:outline-level="3">Las facilidades que puede aportar son las siguientes:</text:h>
      <text:list xml:id="list3476413527327768844" text:style-name="WWNum1">
        <text:list-item>
          <text:p text:style-name="P7"><text:span text:style-name="T5">Aportación de un canal seguro</text:span><text:span text:style-name="T4">: Para aquellos servicios que estén publicados en canal no seguro y, por tanto, vulnerables, la </text:span><text:span text:style-name="T1">Plataforma de Interoperabilidad </text:span><text:span text:style-name="T4">añade un sistema de seguridad a dichos servicios.</text:span></text:p>
        </text:list-item>
      </text:list>
      <text:list xml:id="list492031561543149865" text:style-name="WWNum2">
        <text:list-item>
          <text:p text:style-name="P8"><text:span text:style-name="T5">Aportación de mecanismo de autenticación</text:span><text:span text:style-name="T4">: Para aquellos servicios que no dispongan <text:s/>de un mecanismo de autenticación y deseen <text:s/>restringir el acceso a los servicios o sistemas únicamente a usuarios autorizados, la </text:span><text:span text:style-name="T1">Plataforma de Interoperabilidad </text:span><text:span text:style-name="T4"><text:s/></text:span><text:span text:style-name="T6">aporta dicho mecanismo fácilmente. </text:span></text:p>
        </text:list-item>
      </text:list>
      <text:p text:style-name="P11">Además, se pueden definir políticas de seguridad específicas, que aporten un mayor grado de control.</text:p>
      <text:p text:style-name="P11">Para más información sobre el mecanismo de autenticación se recomienda la lectura del siguiente enlace:</text:p>
      <text:p text:style-name="P2"><text:a xlink:type="simple" xlink:href="http://madeja.i-administracion.junta-andalucia.es/servicios/madeja/contenido/subsistemas/%20desarrollo/control-acceso-y-autenticacion"><text:span text:style-name="T9">http://madeja.i-administracion.junta-andalucia.es/servicios/madeja/contenido/subsistemas/ desarrollo/control-acceso-y-autenticacion</text:span></text:a></text:p>
      <text:list xml:id="list6797480601316504157" text:style-name="WWNum3">
        <text:list-item>
          <text:p text:style-name="P9"><text:span text:style-name="T5">Monitorización de la actividad</text:span><text:span text:style-name="T4">: Se puede obtener información de toda la actividad que se realiza a través de </text:span><text:span text:style-name="T1">Plataforma de Interoperabilidad</text:span><text:span text:style-name="T4">, de forma selectiva, es decir, se selecciona qué información queremos obtener y cuál no.</text:span></text:p>
        </text:list-item>
      </text:list>
      <text:list xml:id="list4245716608732995308" text:style-name="WWNum4">
        <text:list-item>
          <text:p text:style-name="P10"><text:span text:style-name="T5">Aportación de mecanismo de control de flujo</text:span><text:span text:style-name="T4">: Se puede controlar fácilmente el número de accesos a los servicios, pudiendo cortar el acceso de forma automática </text:span><text:soft-page-break/><text:span text:style-name="T4">cuando se supere un determinado umbral en un determinado origen. Sería una primera barrera para evitar ataques </text:span><text:span text:style-name="T7">de denegación de servicio</text:span><text:span text:style-name="T4">. </text:span></text:p>
        </text:list-item>
      </text:list>
      <text:p text:style-name="P11">También se puede recuperar la actividad que había pendiente tras un corte de servicio</text:p>
      <text:h text:style-name="P15" text:outline-level="3"><text:span text:style-name="T2"/></text:h>
      <text:h text:style-name="P16" text:outline-level="3"><text:span text:style-name="T2">Enlaces relacionados</text:span></text:h>
      <text:p text:style-name="P18"><text:span text:style-name="T2"/></text:p>
      <text:list xml:id="list30721308" text:continue-numbering="true" text:style-name="WWNum4">
        <text:list-header>
          <text:p text:style-name="P12"><text:span text:style-name="T4">Para ahondar más en estas cuestiones sobre seguridad, amenazas y medidas preventivas, se recomienda la lectura de lnforme de Amenazas CCN-CERT <text:s/>IA-06/14 así como de los siguientes enlaces de MADEJA:</text:span></text:p>
        </text:list-header>
      </text:list>
      <text:list xml:id="list30711613" text:continue-list="list3476413527327768844" text:style-name="WWNum1">
        <text:list-item>
          <text:p text:style-name="P17">Seguridad.</text:p>
        </text:list-item>
      </text:list>
      <text:p text:style-name="Normal_20__28_Web_29_"><text:a xlink:type="simple" xlink:href="http://madeja.i-administracion.junta-andalucia.es/servicios/madeja/contenido/subsistemas/%20desarrollo/seguridad"><text:span text:style-name="T8">http://madeja.i-administracion.junta-andalucia.es/servicios/madeja/contenido/subsistemas/ desarrollo/seguridad</text:span></text:a></text:p>
      <text:list xml:id="list30733748" text:continue-numbering="true" text:style-name="WWNum1">
        <text:list-item>
          <text:p text:style-name="P17">Control de acceso y autenticación:</text:p>
        </text:list-item>
      </text:list>
      <text:p text:style-name="Normal_20__28_Web_29_"><text:a xlink:type="simple" xlink:href="http://madeja.i-administracion.junta-andalucia.es/servicios/madeja/contenido/subsistemas/%20desarrollo/control-acceso-y-autenticacion"><text:span text:style-name="T8">http://madeja.i-administracion.junta-andalucia.es/servicios/madeja/contenido/subsistemas/ desarrollo/control-acceso-y-autenticacion</text:span></text:a></text:p>
      <text:list xml:id="list30726839" text:continue-numbering="true" text:style-name="WWNum1">
        <text:list-item>
          <text:p text:style-name="P17">Validación de las estradas/salidas:</text:p>
        </text:list-item>
      </text:list>
      <text:p text:style-name="Normal_20__28_Web_29_"><text:a xlink:type="simple" xlink:href="http://madeja.i-administracion.junta-andalucia.es/servicios/madeja/contenido/subsistemas/%20desarrollo/codificacion-y-validacion-entradasalida"><text:span text:style-name="T8">http://madeja.i-administracion.junta-andalucia.es/servicios/madeja/contenido/subsistemas/ desarrollo/codificacion-y-validacion-entradasalida</text:span></text:a></text:p>
      <text:list xml:id="list30731694" text:continue-numbering="true" text:style-name="WWNum1">
        <text:list-item>
          <text:p text:style-name="P17">Cifrado:</text:p>
        </text:list-item>
      </text:list>
      <text:p text:style-name="Normal_20__28_Web_29_"><text:a xlink:type="simple" xlink:href="http://madeja.i-administracion.junta-andalucia.es/servicios/madeja/contenido/subsistemas/%20desarrollo/cifrado"><text:span text:style-name="T8">http://madeja.i-administracion.junta-andalucia.es/servicios/madeja/contenido/subsistemas/ desarrollo/cifrado</text:span></text:a></text:p>
      <text:list xml:id="list30719287" text:continue-numbering="true" text:style-name="WWNum1">
        <text:list-item>
          <text:p text:style-name="P17">Gestión de sesiones de usuarios:</text:p>
        </text:list-item>
      </text:list>
      <text:p text:style-name="Normal_20__28_Web_29_"><text:a xlink:type="simple" xlink:href="http://madeja.i-administracion.junta-andalucia.es/servicios/madeja/contenido/subsistemas/%20desarrollo/gestion-sesiones-y-usuarios"><text:span text:style-name="T8">http://madeja.i-administracion.junta-andalucia.es/servicios/madeja/contenido/subsistemas/ desarrollo/gestion-sesiones-y-usuarios</text:span></text:a></text:p>
      <text:list xml:id="list30706178" text:continue-numbering="true" text:style-name="WWNum1">
        <text:list-item>
          <text:p text:style-name="P17">Gestión de errores y excepciones:</text:p>
        </text:list-item>
      </text:list>
      <text:p text:style-name="Normal_20__28_Web_29_"><text:a xlink:type="simple" xlink:href="http://madeja.i-administracion.junta-andalucia.es/servicios/madeja/contenido/subsistemas/%20desarrollo/gestion-errores-y-excepciones"><text:span text:style-name="T8">http://madeja.i-administracion.junta-andalucia.es/servicios/madeja/contenido/subsistemas/ desarrollo/gestion-errores-y-excepciones</text:span></text:a></text:p>
      <text:list xml:id="list30716765" text:continue-numbering="true" text:style-name="WWNum1">
        <text:list-item>
          <text:p text:style-name="P17">Auditoria y registro:</text:p>
        </text:list-item>
      </text:list>
      <text:p text:style-name="Normal_20__28_Web_29_"><text:a xlink:type="simple" xlink:href="http://madeja.i-administracion.junta-andalucia.es/servicios/madeja/contenido/subsistemas/%20desarrollo/auditoria-y-registro"><text:span text:style-name="T8">http://madeja.i-administracion.junta-andalucia.es/servicios/madeja/contenido/subsistemas/ desarrollo/auditoria-y-registro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dc:creator>INDRA </dc:creator>
    <meta:editing-cycles>3</meta:editing-cycles>
    <meta:creation-date>2014-12-16T10:54:00</meta:creation-date>
    <dc:date>2014-12-19T10:56:02.60</dc:date>
    <meta:editing-duration>PT15S</meta:editing-duration>
    <meta:generator>OpenOffice/4.0.1$Win32 OpenOffice.org_project/401m5$Build-9714</meta:generator>
    <meta:document-statistic meta:table-count="0" meta:image-count="0" meta:object-count="0" meta:page-count="2" meta:paragraph-count="32" meta:word-count="511" meta:character-count="42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